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apple-system, system-ui, 'Segoe UI', Ubuntu, Cantarell, 'Noto Sans', sans-serif, BlinkMacSystemFont, 'Helvetica Neue', Arial"/>
    <style:font-face style:name="monospace" svg:font-family="monospace"/>
    <style:font-face style:name="monospace1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handas" svg:font-family="Chandas" style:font-pitch="variable"/>
    <style:font-face style:name="Chilanka" svg:font-family="Chilanka" style:font-pitch="variable"/>
    <style:font-face style:name="KacstDigital" svg:font-family="KacstDigit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text-properties style:font-name="Chandas" fo:language="ru" fo:country="RU"/>
    </style:style>
    <style:style style:name="P2" style:family="paragraph">
      <style:text-properties style:font-name="Chandas" fo:language="ru" fo:country="RU"/>
    </style:style>
    <style:style style:name="P3" style:family="paragraph">
      <style:text-properties fo:language="ru" fo:country="RU"/>
    </style:style>
    <style:style style:name="P4" style:family="paragraph">
      <style:text-properties fo:language="ru" fo:country="RU"/>
    </style:style>
    <style:style style:name="P5" style:family="paragraph">
      <style:text-properties style:font-name="Nimbus Sans" fo:language="ru" fo:country="RU"/>
    </style:style>
    <style:style style:name="P6" style:family="paragraph" style:parent-style-name="Preformatted_20_Text">
      <loext:graphic-properties draw:fill="solid" draw:fill-color="#f4f4f4" draw:opacity="100%"/>
      <style:paragraph-properties fo:margin-left="0in" fo:margin-right="0in" fo:margin-top="0in" fo:margin-bottom="0in" loext:contextual-spacing="false" fo:line-height="160%" fo:text-align="start" style:justify-single-word="false" fo:orphans="2" fo:widows="2" fo:text-indent="0in" style:auto-text-indent="false" fo:background-color="#f4f4f4" fo:padding-left="0in" fo:padding-right="0.0193in" fo:padding-top="0.0193in" fo:padding-bottom="0.0193in" fo:border-left="none" fo:border-right="0.74pt solid #dddddd" fo:border-top="0.74pt solid #dddddd" fo:border-bottom="0.74pt solid #dddddd"/>
    </style:style>
    <style:style style:name="P7" style:family="paragraph" style:parent-style-name="Preformatted_20_Text">
      <loext:graphic-properties draw:fill="solid" draw:fill-color="#f4f4f4" draw:opacity="100%"/>
      <style:paragraph-properties fo:margin-top="0in" fo:margin-bottom="0in" loext:contextual-spacing="false" fo:line-height="160%" fo:text-align="start" style:justify-single-word="false" fo:orphans="2" fo:widows="2" fo:background-color="#f4f4f4" fo:padding-left="0in" fo:padding-right="0.0193in" fo:padding-top="0.0193in" fo:padding-bottom="0.0193in" fo:border-left="none" fo:border-right="0.74pt solid #dddddd" fo:border-top="0.74pt solid #dddddd" fo:border-bottom="0.74pt solid #dddddd"/>
    </style:style>
    <style:style style:name="P8" style:family="paragraph" style:parent-style-name="Standard">
      <style:text-properties style:font-name="Chandas" fo:language="ru" fo:country="RU"/>
    </style:style>
    <style:style style:name="P9" style:family="paragraph" style:parent-style-name="Text_20_body">
      <style:text-properties fo:language="ru" fo:country="RU"/>
    </style:style>
    <style:style style:name="P10" style:family="paragraph" style:parent-style-name="Text_20_body">
      <style:text-properties officeooo:paragraph-rsid="00182638"/>
    </style:style>
    <style:style style:name="P11" style:family="paragraph" style:list-style-name="L1"/>
    <style:style style:name="P12" style:family="paragraph">
      <style:text-properties fo:language="ru" fo:country="RU"/>
    </style:style>
    <style:style style:name="P13" style:family="paragraph" style:list-style-name="L1">
      <style:text-properties fo:language="ru" fo:country="RU"/>
    </style:style>
    <style:style style:name="T1" style:family="text">
      <style:text-properties fo:font-variant="normal" fo:text-transform="none" fo:color="#666666" style:font-name="monospace1" fo:font-size="11.25pt" fo:letter-spacing="normal" fo:language="ru" fo:country="RU" fo:font-style="normal" fo:font-weight="normal" loext:padding="0.0193in" loext:border="0.06pt solid #e2e8f0"/>
    </style:style>
    <style:style style:name="T2" style:family="text">
      <style:text-properties fo:font-variant="normal" fo:text-transform="none" fo:color="#666666" fo:letter-spacing="normal" fo:language="ru" fo:country="RU" loext:padding="0.0193in" loext:border="0.06pt solid #e2e8f0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1791ed"/>
    </style:style>
    <style:style style:name="T5" style:family="text">
      <style:text-properties fo:language="ru" fo:country="RU" officeooo:rsid="00182638"/>
    </style:style>
    <style:style style:name="T6" style:family="text">
      <style:text-properties officeooo:rsid="00182638"/>
    </style:style>
    <style:style style:name="T7" style:family="text">
      <style:text-properties officeooo:rsid="00197695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etting Up environment</text:h>
      <text:p text:style-name="P9">Для полноценной работы в <text:span text:style-name="T7">модуле по реакт</text:span> нам понадобится некоторое программное обеспечение.</text:p>
      <text:p text:style-name="P10"><text:span text:style-name="T3">Мы будем сразу учиться правильным вещам - работать в консоли.<text:line-break/><text:line-break/>Дальнеший список программ устанавливается на Mac, Ubuntu и WSL.<text:line-break/>1) Node.js 12 версии (LTS) </text:span><text:a xlink:type="simple" xlink:href="https://nodejs.org/" text:style-name="Internet_20_link" text:visited-style-name="Visited_20_Internet_20_Link">Node.js</text:a><text:span text:style-name="T3"><text:line-break/>2) Yarn не ниже версии 1.19 </text:span><text:a xlink:type="simple" xlink:href="https://yarnpkg.com/getting-started/install" text:style-name="Internet_20_link" text:visited-style-name="Visited_20_Internet_20_Link">Yarn</text:a><text:span text:style-name="T3"><text:line-break/>3) OhMyZsh из репозитория </text:span><text:a xlink:type="simple" xlink:href="https://github.com/ohmyzsh/ohmyzsh" text:style-name="Internet_20_link" text:visited-style-name="Visited_20_Internet_20_Link">OhMyZsh</text:a><text:span text:style-name="T3"><text:line-break/>4) Git не ниже версии 2.15 </text:span><text:a xlink:type="simple" xlink:href="https://git-scm.com/book/en/v2/Getting-Started-Installing-Git" text:style-name="Internet_20_link" text:visited-style-name="Visited_20_Internet_20_Link">GIT</text:a><text:span text:style-name="T3"><text:line-break/>5) Visual Studio Code не ниже версии 1.44 </text:span><text:a xlink:type="simple" xlink:href="https://code.visualstudio.com/" text:style-name="Internet_20_link" text:visited-style-name="Visited_20_Internet_20_Link">VSCODE</text:a><text:span text:style-name="T3"> </text:span><text:span text:style-name="T5">или Php Storm </text:span><text:a xlink:type="simple" xlink:href="https://www.jetbrains.com/ru-ru/phpstorm/" text:style-name="Internet_20_link" text:visited-style-name="Visited_20_Internet_20_Link">https://www.jetbrains.com/ru-ru/phpstorm/</text:a><text:span text:style-name="T3"><text:line-break/><text:line-break/>Проверка версий установленного ПО в терминале:<text:line-break/>1) node --version<text:line-break/>2) yarn --version<text:line-break/>3) git --version</text:span></text:p>
      <text:h text:style-name="Heading_20_2" text:outline-level="2">Инструкция по установка ПО на Mac OS:</text:h>
      <text:p text:style-name="P9">Всё, кроме Node.js и VS Code <text:span text:style-name="T6">(Php storm)</text:span>, устанавливается из Терминала.</text:p>
      <text:p text:style-name="Text_20_body"><text:span text:style-name="T3">1) Установить </text:span><text:a xlink:type="simple" xlink:href="https://brew.sh/" text:style-name="Internet_20_link" text:visited-style-name="Visited_20_Internet_20_Link">Homebrew</text:a><text:span text:style-name="T3"> (менеджер пакетов для Mac OS)</text:span></text:p>
      <text:p text:style-name="P9">Команда установки:</text:p>
      <text:p text:style-name="Preformatted_20_Text"><text:span text:style-name="Source_20_Text"><text:span text:style-name="T3">/bin/bash -c "$(curl -fsSL https://raw.githubusercontent.com/Homebrew/install/master/install.sh)" <text:s/></text:span></text:span></text:p>
      <text:p text:style-name="Text_20_body"><text:span text:style-name="T3">2) Установить </text:span><text:a xlink:type="simple" xlink:href="https://nodejs.org/" text:style-name="Internet_20_link" text:visited-style-name="Visited_20_Internet_20_Link">Node.js</text:a><text:span text:style-name="T3"> </text:span><text:span text:style-name="T4">c</text:span><text:span text:style-name="T3"> сайта</text:span></text:p>
      <text:p text:style-name="Text_20_body"><text:span text:style-name="T3">3) Установить </text:span><text:a xlink:type="simple" xlink:href="https://yarnpkg.com/" text:style-name="Internet_20_link" text:visited-style-name="Visited_20_Internet_20_Link">Yarn</text:a></text:p>
      <text:p text:style-name="P9">Команда установки:</text:p>
      <text:p text:style-name="Preformatted_20_Text"><text:span text:style-name="Source_20_Text"><text:span text:style-name="T3">sudo npm install -g yarn <text:s/></text:span></text:span></text:p>
      <text:p text:style-name="Text_20_body"><text:span text:style-name="T3">4) Установить </text:span><text:a xlink:type="simple" xlink:href="https://git-scm.com/" text:style-name="Internet_20_link" text:visited-style-name="Visited_20_Internet_20_Link">Git</text:a></text:p>
      <text:p text:style-name="P9">Команда установки:</text:p>
      <text:p text:style-name="Preformatted_20_Text"><text:span text:style-name="Source_20_Text"><text:span text:style-name="T3">brew install git <text:s/></text:span></text:span></text:p>
      <text:p text:style-name="Preformatted_20_Text"><text:span text:style-name="Source_20_Text"><text:span text:style-name="T3"><text:s text:c="2"/></text:span></text:span></text:p>
      <text:p text:style-name="P7"><text:span text:style-name="Source_20_Text"><text:span text:style-name="T1">export PATH=/usr/local/bin:$PATH <text:s/></text:span></text:span></text:p>
      <text:p text:style-name="P9">Если у вас не получается установить git, то введите команды в следующем порядке:</text:p>
      <text:p text:style-name="P6"><text:span text:style-name="Source_20_Text"><text:span text:style-name="T1">sudo chown "$(whoami)":admin /usr/local/* <text:s/></text:span></text:span></text:p>
      <text:p text:style-name="Preformatted_20_Text"><text:soft-page-break/><text:span text:style-name="Source_20_Text"><text:span text:style-name="T3"><text:s/></text:span></text:span></text:p>
      <text:p text:style-name="P7"><text:span text:style-name="Source_20_Text"><text:span text:style-name="T1">brew install git <text:s/></text:span></text:span></text:p>
      <text:p text:style-name="P7"><text:span text:style-name="Source_20_Text"><text:span text:style-name="T2"/></text:span></text:p>
      <text:p text:style-name="P7"><text:span text:style-name="Source_20_Text"><text:span text:style-name="T1">export PATH=/usr/local/bin:$PATH <text:s/></text:span></text:span></text:p>
      <text:p text:style-name="Text_20_body"><text:span text:style-name="T3">5) Установить </text:span><text:a xlink:type="simple" xlink:href="https://github.com/ohmyzsh/ohmyzsh" text:style-name="Internet_20_link" text:visited-style-name="Visited_20_Internet_20_Link">Oh-My-Zsh</text:a><text:span text:style-name="T3"><text:line-break/>Команда:</text:span></text:p>
      <text:p text:style-name="P6"><text:span text:style-name="Source_20_Text"><text:span text:style-name="T1">sh -c "$(curl -fsSL https://raw.githubusercontent.com/ohmyzsh/ohmyzsh/master/tools/install.sh)" <text:s/></text:span></text:span></text:p>
      <text:p text:style-name="P9">6) Ввести команду, которую советует установщик oh-my-zsh</text:p>
      <text:p text:style-name="P6"><text:span text:style-name="Source_20_Text"><text:span text:style-name="T1">compaudit | xargs chmod g-w,o-w <text:s/></text:span></text:span></text:p>
      <text:p text:style-name="Text_20_body"><text:span text:style-name="T3">7) Установить </text:span><text:a xlink:type="simple" xlink:href="https://code.visualstudio.com/" text:style-name="Internet_20_link" text:visited-style-name="Visited_20_Internet_20_Link">Visual Studio Code</text:a><text:span text:style-name="T3"> с сайта<text:line-break/>При запуске VSCode нажать </text:span><text:span text:style-name="Strong_20_Emphasis"><text:span text:style-name="T3">Command + Shift + P </text:span></text:span><text:span text:style-name="T3">и ввести команду</text:span></text:p>
      <text:p text:style-name="P6"><text:span text:style-name="Source_20_Text"><text:span text:style-name="T1">Shell Command: Install ‘code’ command in PATH <text:s/></text:span></text:span></text:p>
      <text:h text:style-name="Heading_20_2" text:outline-level="2">Инструкция по установка ПО на Ubuntu:</text:h>
      <text:p text:style-name="P9">Всё, кроме VS Code, устанавливается из Терминала.</text:p>
      <text:p text:style-name="Text_20_body"><text:span text:style-name="T3">1) Установить </text:span><text:a xlink:type="simple" xlink:href="https://nodejs.org/" text:style-name="Internet_20_link" text:visited-style-name="Visited_20_Internet_20_Link">Node.js</text:a></text:p>
      <text:p text:style-name="P9">Команды установки:</text:p>
      <text:p text:style-name="P6"><text:span text:style-name="Source_20_Text"><text:span text:style-name="T1">curl -sL https://deb.nodesource.com/setup_12.x | sudo -E bash - <text:s/></text:span></text:span></text:p>
      <text:p text:style-name="P7"><text:span text:style-name="Source_20_Text"><text:span text:style-name="T2"><text:s text:c="2"/></text:span></text:span></text:p>
      <text:p text:style-name="P7"><text:span text:style-name="Source_20_Text"><text:span text:style-name="T1">sudo apt-get update &amp;&amp; sudo apt-get install -y nodejs <text:s/></text:span></text:span></text:p>
      <text:p text:style-name="Text_20_body"><text:span text:style-name="T3">2) Установить </text:span><text:a xlink:type="simple" xlink:href="https://yarnpkg.com/" text:style-name="Internet_20_link" text:visited-style-name="Visited_20_Internet_20_Link">Yarn</text:a></text:p>
      <text:p text:style-name="P9">Команда установки:</text:p>
      <text:p text:style-name="P6"><text:span text:style-name="Source_20_Text"><text:span text:style-name="T1">sudo npm install -g yarn <text:s/></text:span></text:span></text:p>
      <text:p text:style-name="P9">Если у вас установилась версия ниже 1.19, то введите следующие команды</text:p>
      <text:p text:style-name="P6"><text:span text:style-name="Source_20_Text"><text:span text:style-name="T1">sudo apt-get remove cmdtest <text:s/></text:span></text:span></text:p>
      <text:p text:style-name="P7"><text:span text:style-name="Source_20_Text"><text:span text:style-name="T2"><text:s text:c="2"/></text:span></text:span></text:p>
      <text:p text:style-name="P7"><text:span text:style-name="Source_20_Text"><text:span text:style-name="T1">curl -sS https://dl.yarnpkg.com/debian/pubkey.gpg | sudo apt-key add - <text:s/></text:span></text:span></text:p>
      <text:p text:style-name="P7"><text:span text:style-name="Source_20_Text"><text:span text:style-name="T2"><text:s text:c="2"/></text:span></text:span></text:p>
      <text:p text:style-name="P7"><text:soft-page-break/><text:span text:style-name="Source_20_Text"><text:span text:style-name="T1">echo "deb https://dl.yarnpkg.com/debian/ stable main" | sudo tee /etc/apt/sources.list.d/yarn.list <text:s/></text:span></text:span></text:p>
      <text:p text:style-name="P7"><text:span text:style-name="Source_20_Text"><text:span text:style-name="T2"><text:s text:c="2"/></text:span></text:span></text:p>
      <text:p text:style-name="P7"><text:span text:style-name="Source_20_Text"><text:span text:style-name="T1">sudo apt-get update &amp;&amp; sudo apt-get install yarn <text:s/></text:span></text:span></text:p>
      <text:p text:style-name="Text_20_body"><text:span text:style-name="T3"/></text:p>
      <text:p text:style-name="Text_20_body"><text:span text:style-name="T3">3) Установить </text:span><text:a xlink:type="simple" xlink:href="https://git-scm.com/" text:style-name="Internet_20_link" text:visited-style-name="Visited_20_Internet_20_Link">Git</text:a></text:p>
      <text:p text:style-name="P9">Команда установки:</text:p>
      <text:p text:style-name="P6"><text:span text:style-name="Source_20_Text"><text:span text:style-name="T1">sudo apt-get install git <text:s/></text:span></text:span></text:p>
      <text:p text:style-name="P9">Если у вас установилась версия ниже 2.15, то введите следующие команды:</text:p>
      <text:p text:style-name="P6"><text:span text:style-name="Source_20_Text"><text:span text:style-name="T1">sudo apt-get remove git <text:s/></text:span></text:span></text:p>
      <text:p text:style-name="P7"><text:span text:style-name="Source_20_Text"><text:span text:style-name="T2"><text:s text:c="2"/></text:span></text:span></text:p>
      <text:p text:style-name="P7"><text:span text:style-name="Source_20_Text"><text:span text:style-name="T1">sudo add-apt-repository ppa:git-core/ppa <text:s text:c="2"/></text:span></text:span></text:p>
      <text:p text:style-name="P7"><text:span text:style-name="Source_20_Text"><text:span text:style-name="T2"><text:s text:c="2"/></text:span></text:span></text:p>
      <text:p text:style-name="P7"><text:span text:style-name="Source_20_Text"><text:span text:style-name="T1">sudo apt-get update &amp;&amp; sudo apt-get install git <text:s/></text:span></text:span></text:p>
      <text:p text:style-name="P9">4) Установить консоль zsh</text:p>
      <text:p text:style-name="P9">Команда:</text:p>
      <text:p text:style-name="P6"><text:span text:style-name="Source_20_Text"><text:span text:style-name="T1">sudo apt-get install zsh <text:s/></text:span></text:span></text:p>
      <text:p text:style-name="Text_20_body"><text:span text:style-name="T3">Закрыть и снова открыть терминал<text:line-break/>5) Установить </text:span><text:a xlink:type="simple" xlink:href="https://github.com/ohmyzsh/ohmyzsh" text:style-name="Internet_20_link" text:visited-style-name="Visited_20_Internet_20_Link">Oh-My-Zsh</text:a><text:span text:style-name="T3"><text:line-break/>Команда:</text:span></text:p>
      <text:p text:style-name="P6"><text:span text:style-name="Source_20_Text"><text:span text:style-name="T1">sh -c "$(curl -fsSL https://raw.githubusercontent.com/ohmyzsh/ohmyzsh/master/tools/install.sh)" <text:s/></text:span></text:span></text:p>
      <text:p text:style-name="Text_20_body"><text:span text:style-name="T3">6) Установить </text:span><text:a xlink:type="simple" xlink:href="https://code.visualstudio.com/" text:style-name="Internet_20_link" text:visited-style-name="Visited_20_Internet_20_Link">Visual Studio Code</text:a><text:span text:style-name="T3"> с сайта или из Ubuntu Software (</text:span><text:span text:style-name="Strong_20_Emphasis"><text:span text:style-name="T3">НЕ </text:span></text:span><text:span text:style-name="T3">Insiders)</text:span></text:p>
      <text:h text:style-name="Heading_20_2" text:outline-level="2">Инструкция по установка ПО на Windows 10:</text:h>
      <text:p text:style-name="P9">1) Запустить PowerShell с правами администратора (ПКМ по Пуск) и выполнить команду:</text:p>
      <text:p text:style-name="P6"><text:span text:style-name="Source_20_Text"><text:span text:style-name="T1">Enable-WindowsOptionalFeature -Online -FeatureName Microsoft-Windows-Subsystem-Linux <text:s/></text:span></text:span></text:p>
      <text:p text:style-name="P9">При появлении соответствующего запроса перезагрузите компьютер.</text:p>
      <text:p text:style-name="Text_20_body"><text:soft-page-break/><text:span text:style-name="T3">2) Установить Windows Subsystem for Linux (WSL) из Microsoft Store: </text:span><text:a xlink:type="simple" xlink:href="https://www.microsoft.com/ru-ru/p/ubuntu-1804-lts/9n9tngvndl3q?rtc=1&amp;activetab=pivot:overviewtab" text:style-name="Internet_20_link" text:visited-style-name="Visited_20_Internet_20_Link">WSL в MS Store</text:a></text:p>
      <text:p text:style-name="Text_20_body"><text:span text:style-name="T3">Если у вас по каким-то причинам не скачивается WSL через Microsoft Store, скачайте его вручную и переименуйте в </text:span><text:span text:style-name="Source_20_Text"><text:span text:style-name="T3">18.appx</text:span></text:span><text:span text:style-name="T3">:</text:span></text:p>
      <text:p text:style-name="Text_20_body"><text:span text:style-name="T3">Ручной установщик: </text:span><text:a xlink:type="simple" xlink:href="https://aka.ms/wsl-ubuntu-1804" text:style-name="Internet_20_link" text:visited-style-name="Visited_20_Internet_20_Link">WSL</text:a></text:p>
      <text:p text:style-name="P9">Запустите его через PowerShell с правами администратора следующими командами:</text:p>
      <text:p text:style-name="P6"><text:span text:style-name="Source_20_Text"><text:span text:style-name="T1">cd 'путь/к/файлу/' <text:s/></text:span></text:span></text:p>
      <text:p text:style-name="P7"><text:span text:style-name="Source_20_Text"><text:span text:style-name="T2"/></text:span></text:p>
      <text:p text:style-name="P7"><text:span text:style-name="Source_20_Text"><text:span text:style-name="T1">Add-AppxPackage .\18.appx <text:s/></text:span></text:span></text:p>
      <text:p text:style-name="P9"/>
      <text:p text:style-name="P9">4) Запустить Ubuntu 18.04 из Пуска и дождаться установки.</text:p>
      <text:list xml:id="list1487467713" text:style-name="L1">
        <text:list-item>
          <text:p text:style-name="Text_20_body">В первом запросе задайте имя пользователя (всё прописными буквами, в одно слово).</text:p>
        </text:list-item>
        <text:list-item>
          <text:p text:style-name="Text_20_body">Во втором запросе задайте простой пароль, который вы не забудите.</text:p>
        </text:list-item>
        <text:list-item>
          <text:p text:style-name="Text_20_body">В третьем запросе повторите ранее заданный пароль.</text:p>
        </text:list-item>
        <text:list-item>
          <text:p text:style-name="Text_20_body"><text:span text:style-name="T3">Закрыть окно Ubuntu<text:line-break/><text:line-break/>5) Установить </text:span><text:a xlink:type="simple" xlink:href="https://code.visualstudio.com/" text:style-name="Internet_20_link" text:visited-style-name="Visited_20_Internet_20_Link">Visual Studio Code</text:a><text:span text:style-name="T3"> с сайта</text:span></text:p>
        </text:list-item>
      </text:list>
      <text:p text:style-name="Text_20_body"><text:span text:style-name="T3">6) При запуске VS Code будет предложение установить расширение </text:span><text:span text:style-name="Source_20_Text"><text:span text:style-name="T3">Remote — WSL </text:span></text:span><text:span text:style-name="T3">- нажимаем Install</text:span></text:p>
      <text:p text:style-name="P9">7) В VS Code делаем следующее:<text:line-break/>Нажимаем на вкладку Terminal - New Terminal.</text:p>
      <text:p text:style-name="Text_20_body"><text:span text:style-name="T3">В открывшемся окне терминала, справа, будет выезжающее меню </text:span><text:span text:style-name="Strong_20_Emphasis"><text:span text:style-name="T3">1: powershell</text:span></text:span><text:span text:style-name="T3">, в котором нужно выбрать пункт </text:span><text:span text:style-name="Strong_20_Emphasis"><text:span text:style-name="T3">Select Default Shell</text:span></text:span></text:p>
      <text:p text:style-name="Text_20_body"><text:span text:style-name="T3">Сверху появится меню, в котором выбираем </text:span><text:span text:style-name="Strong_20_Emphasis"><text:span text:style-name="T3">WSL Bash</text:span></text:span><text:span text:style-name="T3">.</text:span></text:p>
      <text:p text:style-name="Text_20_body"><text:span text:style-name="T3">Снизу, справа от </text:span><text:span text:style-name="Strong_20_Emphasis"><text:span text:style-name="T3">1: powershell</text:span></text:span><text:span text:style-name="T3">, нажимаем на крупный </text:span><text:span text:style-name="Strong_20_Emphasis"><text:span text:style-name="T3">+ </text:span></text:span><text:span text:style-name="T3">(плюс), чтобы у нас заменилось </text:span><text:span text:style-name="Strong_20_Emphasis"><text:span text:style-name="T3">1: powershell </text:span></text:span><text:span text:style-name="T3">на </text:span><text:span text:style-name="Strong_20_Emphasis"><text:span text:style-name="T3">2: wsl</text:span></text:span></text:p>
      <text:p text:style-name="P9">Внутри загрузившегося WSL выполняем все те же команды, что выше перечислены в инструкции к Ubuntu, так как теперь у нас внутри Windows находится полноценный дистрибутив Ubuntu.</text:p>
      <text:p text:style-name="P9">После установки всех программ, выполняем команду:</text:p>
      <text:p text:style-name="P6"><text:span text:style-name="Source_20_Text"><text:span text:style-name="T1">code . <text:s/></text:span></text:span></text:p>
      <text:p text:style-name="P9">Откроется новое окно с полноценно работающим VS Code и терминалом Ubuntu.</text:p>
      <text:h text:style-name="Heading_20_2" text:outline-level="2"><text:soft-page-break/>Информация для пользователей других версий Windows:</text:h>
      <text:p text:style-name="P9">Владельцам Windows 7, 8 и 8.1 (и старше) придётся страдать, либо установить второй системой Ubuntu.</text:p>
      <text:p text:style-name="P9">Если нет возможности установить вторую систему, советую данную статью к ознакомлению:</text:p>
      <text:p text:style-name="Text_20_body"><text:a xlink:type="simple" xlink:href="https://medium.com/@alllexsm/how-to-install-z-shell-zsh-on-cygwin-dd9ee380d783" text:style-name="Internet_20_link" text:visited-style-name="Visited_20_Internet_20_Link"><text:span text:style-name="T3">How to install Z shell (zsh) on Cygwin</text:span></text:a></text:p>
      <text:h text:style-name="Heading_20_3" text:outline-level="3">Решение популярных проблем</text:h>
      <text:p text:style-name="Text_20_body"><text:span text:style-name="Strong_20_Emphasis"><text:span text:style-name="T3">1) Установил Node, но в терминале пишет command not found: node</text:span></text:span></text:p>
      <text:p text:style-name="Text_20_body"><text:span text:style-name="Emphasis"><text:span text:style-name="T3">Решение:</text:span></text:span><text:span text:style-name="T3"><text:line-break/>Установить Node через терминал. Каждую команду вводить по очереди, после каждой нажимать Enter.</text:span></text:p>
      <text:p text:style-name="P6"><text:span text:style-name="Source_20_Text"><text:span text:style-name="T1">curl -sL https://deb.nodesource.com/setup_12.x | sudo -E bash -</text:span></text:span></text:p>
      <text:p text:style-name="P7"><text:span text:style-name="Source_20_Text"><text:span text:style-name="T2"/></text:span></text:p>
      <text:p text:style-name="P7"><text:span text:style-name="Source_20_Text"><text:span text:style-name="T1">sudo apt-get install -y nodejs <text:s/></text:span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>2) Установил Yarn, но версия ниже 1.19</text:span></text:span><text:span text:style-name="T3"><text:line-break/></text:span><text:span text:style-name="Emphasis"><text:span text:style-name="T3">Решение:</text:span></text:span><text:span text:style-name="T3"><text:line-break/>Установить Yarn из репозитория разработчиков. Каждую команду вводить по очереди, после каждой нажимать Enter.</text:span></text:p>
      <text:p text:style-name="P6"><text:span text:style-name="Source_20_Text"><text:span text:style-name="T1">sudo apt remove cmdtest <text:s/></text:span></text:span></text:p>
      <text:p text:style-name="P7"><text:span text:style-name="Source_20_Text"><text:span text:style-name="T2"/></text:span></text:p>
      <text:p text:style-name="P7"><text:span text:style-name="Source_20_Text"><text:span text:style-name="T1">curl -sS https://dl.yarnpkg.com/debian/pubkey.gpg | sudo apt-key add - <text:s/></text:span></text:span></text:p>
      <text:p text:style-name="P7"><text:span text:style-name="Source_20_Text"><text:span text:style-name="T2"/></text:span></text:p>
      <text:p text:style-name="P7"><text:span text:style-name="Source_20_Text"><text:span text:style-name="T1">echo "deb https://dl.yarnpkg.com/debian/ stable main" | sudo tee /etc/apt/sources.list.d/yarn.list <text:s/></text:span></text:span></text:p>
      <text:p text:style-name="P7"><text:span text:style-name="Source_20_Text"><text:span text:style-name="T2"/></text:span></text:p>
      <text:p text:style-name="P7"><text:span text:style-name="Source_20_Text"><text:span text:style-name="T1">sudo apt-get update &amp;&amp; sudo apt-get install yarn <text:s/></text:span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>3) Не понимаю как установить Oh-My-Zsh</text:span></text:span><text:span text:style-name="T3"><text:line-break/></text:span><text:span text:style-name="Emphasis"><text:span text:style-name="T3">Решение:</text:span></text:span><text:span text:style-name="T3"><text:line-break/>Установить Oh-My-Zsh следующей командой</text:span></text:p>
      <text:p text:style-name="P6"><text:soft-page-break/><text:span text:style-name="Source_20_Text"><text:span text:style-name="T1">sh -c "$(curl -fsSL https://raw.githubusercontent.com/ohmyzsh/ohmyzsh/master/tools/install.sh)" <text:s/></text:span></text:span></text:p>
      <text:p text:style-name="P9"/>
      <text:h text:style-name="Heading_20_3" text:outline-level="3">Не ставьте WSL 20.04! У вас могут возникнуть некоторые проблемы с установкой и/или работой ПО!</text:h>
      <text:h text:style-name="Heading_20_3" text:outline-level="3">Скорей всего, у вас не получится выполнить задание по тестированию на WSL, до майского обновления Windows 10.</text:h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apple-system, system-ui, 'Segoe UI', Ubuntu, Cantarell, 'Noto Sans', sans-serif, BlinkMacSystemFont, 'Helvetica Neue', Arial"/>
    <style:font-face style:name="monospace" svg:font-family="monospace"/>
    <style:font-face style:name="monospace1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handas" svg:font-family="Chandas" style:font-pitch="variable"/>
    <style:font-face style:name="Chilanka" svg:font-family="Chilanka" style:font-pitch="variable"/>
    <style:font-face style:name="KacstDigital" svg:font-family="KacstDigit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25T14:46:08.674329821</meta:creation-date>
    <dc:date>2020-04-25T15:10:42.702447476</dc:date>
    <meta:editing-duration>PT2M54S</meta:editing-duration>
    <meta:editing-cycles>1</meta:editing-cycles>
    <meta:generator>LibreOffice/6.4.2.2$Linux_X86_64 LibreOffice_project/40$Build-2</meta:generator>
    <meta:document-statistic meta:table-count="0" meta:image-count="0" meta:object-count="0" meta:page-count="6" meta:paragraph-count="103" meta:word-count="800" meta:character-count="5815" meta:non-whitespace-character-count="5031"/>
  </office:meta>
</office:document-meta>
</file>